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stroke-linejoin="round" svg:stroke-linecap="butt" draw:fill="solid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objectwithoutfill">
      <style:graphic-properties draw:fill="none"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5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2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2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8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3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auto-grow-height="true" draw:auto-grow-width="true" fo:min-height="0.39cm" fo:min-width="0.895cm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Microsoft YaHei'" style:font-family-generic-asian="system" style:font-pitch-asian="variable" style:font-size-asian="10pt" style:font-style-asian="normal" style:font-weight-asian="normal" style:font-family-complex="Mangal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glue-point draw:id="4" svg:x="-2.666cm" svg:y="5.002cm"/>
          <draw:g>
            <draw:glue-point draw:id="4" svg:x="0cm" svg:y="5.002cm"/>
            <draw:line draw:style-name="gr1" draw:text-style-name="P1" draw:layer="layout" svg:x1="10.599cm" svg:y1="1.999cm" svg:x2="10.599cm" svg:y2="2.999cm">
              <text:p/>
            </draw:line>
            <draw:g>
              <draw:rect draw:style-name="gr2" draw:text-style-name="P1" draw:layer="layout" svg:width="1cm" svg:height="1cm" svg:x="10.1cm" svg:y="1cm">
                <text:p/>
              </draw:rect>
              <draw:rect draw:style-name="gr3" draw:text-style-name="P1" draw:layer="layout" svg:width="0.804cm" svg:height="0.831cm" svg:x="10.198cm" svg:y="1.085cm">
                <text:p text:style-name="P2"><text:span text:style-name="T1">0</text:span></text:p>
              </draw:rect>
            </draw:g>
          </draw:g>
          <draw:g>
            <draw:g>
              <draw:line draw:style-name="gr4" draw:text-style-name="P1" draw:layer="layout" svg:x1="6.8cm" svg:y1="3cm" svg:x2="14.809cm" svg:y2="2.964cm">
                <text:p/>
              </draw:line>
              <draw:g>
                <draw:line draw:style-name="gr5" draw:text-style-name="P1" draw:layer="layout" svg:x1="6.85cm" svg:y1="3cm" svg:x2="6.85cm" svg:y2="4cm">
                  <text:p/>
                </draw:line>
                <draw:line draw:style-name="gr6" draw:text-style-name="P1" draw:layer="layout" svg:x1="6.6cm" svg:y1="3.5cm" svg:x2="7.1cm" svg:y2="3.5cm">
                  <text:p/>
                </draw:line>
                <draw:frame draw:style-name="gr7" draw:text-style-name="P4" draw:layer="layout" svg:width="5.082cm" svg:height="0.64cm" svg:x="7.1cm" svg:y="3.158cm">
                  <draw:text-box>
                    <text:p text:style-name="P3"><text:span text:style-name="T2">¬C1A·¬C2A·¬C3A·M·¬STOP</text:span></text:p>
                  </draw:text-box>
                </draw:frame>
              </draw:g>
              <draw:g>
                <draw:line draw:style-name="gr8" draw:text-style-name="P1" draw:layer="layout" svg:x1="14.75cm" svg:y1="3cm" svg:x2="14.75cm" svg:y2="4cm">
                  <text:p/>
                </draw:line>
                <draw:line draw:style-name="gr9" draw:text-style-name="P1" draw:layer="layout" svg:x1="14.5cm" svg:y1="3.5cm" svg:x2="15cm" svg:y2="3.5cm">
                  <text:p/>
                </draw:line>
                <draw:frame draw:style-name="gr10" draw:text-style-name="P4" draw:layer="layout" svg:width="4.879cm" svg:height="0.64cm" svg:x="15cm" svg:y="3.158cm">
                  <draw:text-box>
                    <text:p text:style-name="P3"><text:span text:style-name="T3">¬C1A·C2A·¬C3A·M·¬STOP</text:span></text:p>
                  </draw:text-box>
                </draw:frame>
              </draw:g>
              <draw:rect draw:style-name="gr11" draw:text-style-name="P1" draw:layer="layout" svg:width="1cm" svg:height="1cm" svg:x="6.4cm" svg:y="3.9cm">
                <text:p text:style-name="P2"><text:span text:style-name="T1">1</text:span></text:p>
              </draw:rect>
              <draw:rect draw:style-name="gr12" draw:text-style-name="P1" draw:layer="layout" svg:width="1cm" svg:height="1cm" svg:x="14.36cm" svg:y="3.958cm">
                <text:p text:style-name="P2"><text:span text:style-name="T1">2</text:span></text:p>
              </draw:rect>
              <draw:g>
                <draw:line draw:style-name="gr13" draw:text-style-name="P1" draw:layer="layout" svg:x1="15.4cm" svg:y1="4.45cm" svg:x2="15.9cm" svg:y2="4.45cm">
                  <text:p/>
                </draw:line>
                <draw:g>
                  <draw:rect draw:style-name="gr14" draw:text-style-name="P5" draw:layer="layout" svg:width="2.5cm" svg:height="0.5cm" svg:x="16.65cm" svg:y="4.2cm">
                    <text:p text:style-name="P2"><text:span text:style-name="T2">RESET C2A</text:span></text:p>
                  </draw:rect>
                  <draw:rect draw:style-name="gr15" draw:text-style-name="P5" draw:layer="layout" svg:width="0.75cm" svg:height="0.5cm" svg:x="15.9cm" svg:y="4.2cm">
                    <text:p text:style-name="P2"><text:span text:style-name="T2">N</text:span></text:p>
                  </draw:rect>
                </draw:g>
              </draw:g>
              <draw:g>
                <draw:g>
                  <draw:line draw:style-name="gr16" draw:text-style-name="P1" draw:layer="layout" svg:x1="6.9cm" svg:y1="5.7cm" svg:x2="14.7cm" svg:y2="5.7cm">
                    <text:p/>
                  </draw:line>
                  <draw:line draw:style-name="gr17" draw:text-style-name="P1" draw:layer="layout" svg:x1="6.883cm" svg:y1="5.716cm" svg:x2="6.883cm" svg:y2="4.9cm">
                    <text:p/>
                  </draw:line>
                  <draw:line draw:style-name="gr18" draw:text-style-name="P1" draw:layer="layout" svg:x1="14.717cm" svg:y1="4.9cm" svg:x2="14.717cm" svg:y2="5.716cm">
                    <text:p/>
                  </draw:line>
                  <draw:g>
                    <draw:line draw:style-name="gr19" draw:text-style-name="P1" draw:layer="layout" svg:x1="10.755cm" svg:y1="5.7cm" svg:x2="10.755cm" svg:y2="6.7cm">
                      <text:p/>
                    </draw:line>
                    <draw:line draw:style-name="gr20" draw:text-style-name="P1" draw:layer="layout" svg:x1="10.505cm" svg:y1="6.2cm" svg:x2="11.005cm" svg:y2="6.2cm">
                      <text:p/>
                    </draw:line>
                    <draw:frame draw:style-name="gr21" draw:text-style-name="P4" draw:layer="layout" svg:width="1.395cm" svg:height="0.64cm" svg:x="11.005cm" svg:y="5.858cm">
                      <draw:text-box>
                        <text:p text:style-name="P3"><text:span text:style-name="T2">¬C2A</text:span></text:p>
                      </draw:text-box>
                    </draw:frame>
                  </draw:g>
                  <draw:g>
                    <draw:g>
                      <draw:g>
                        <draw:line draw:style-name="gr22" draw:text-style-name="P1" draw:layer="layout" svg:x1="1cm" svg:y1="10.718cm" svg:x2="23.6cm" svg:y2="10.718cm">
                          <text:p/>
                        </draw:line>
                        <draw:line draw:style-name="gr23" draw:text-style-name="P1" draw:layer="layout" svg:x1="1cm" svg:y1="10.6cm" svg:x2="23.6cm" svg:y2="10.6cm">
                          <text:p/>
                        </draw:line>
                      </draw:g>
                    </draw:g>
                    <draw:g>
                      <draw:line draw:style-name="gr24" draw:text-style-name="P1" draw:layer="layout" svg:x1="1.898cm" svg:y1="10.684cm" svg:x2="1.898cm" svg:y2="11.684cm">
                        <text:p/>
                      </draw:line>
                      <draw:rect draw:style-name="gr25" draw:text-style-name="P1" draw:layer="layout" svg:width="1.189cm" svg:height="1cm" svg:x="1.364cm" svg:y="11.616cm">
                        <text:p text:style-name="P2"><text:span text:style-name="T1">5</text:span></text:p>
                      </draw:rect>
                    </draw:g>
                  </draw:g>
                  <draw:rect draw:style-name="gr26" draw:text-style-name="P1" draw:layer="layout" svg:width="1cm" svg:height="1cm" svg:x="10.3cm" svg:y="6.6cm">
                    <text:p text:style-name="P2"><text:span text:style-name="T1">3</text:span></text:p>
                  </draw:rect>
                  <draw:g>
                    <draw:line draw:style-name="gr27" draw:text-style-name="P1" draw:layer="layout" svg:x1="10.75cm" svg:y1="7.6cm" svg:x2="10.75cm" svg:y2="8.6cm">
                      <text:p/>
                    </draw:line>
                    <draw:line draw:style-name="gr28" draw:text-style-name="P1" draw:layer="layout" svg:x1="10.5cm" svg:y1="8.1cm" svg:x2="11cm" svg:y2="8.1cm">
                      <text:p/>
                    </draw:line>
                    <draw:frame draw:style-name="gr29" draw:text-style-name="P4" draw:layer="layout" svg:width="2.216cm" svg:height="0.64cm" svg:x="11cm" svg:y="7.758cm">
                      <draw:text-box>
                        <text:p text:style-name="P3"><text:span text:style-name="T2">¬P</text:span><text:span text:style-name="T3">·¬STOP</text:span></text:p>
                      </draw:text-box>
                    </draw:frame>
                  </draw:g>
                  <draw:rect draw:style-name="gr30" draw:text-style-name="P1" draw:layer="layout" svg:width="1cm" svg:height="1cm" svg:x="10.3cm" svg:y="8.6cm">
                    <text:p text:style-name="P2"><text:span text:style-name="T1">4</text:span></text:p>
                  </draw:rect>
                  <draw:g>
                    <draw:line draw:style-name="gr31" draw:text-style-name="P1" draw:layer="layout" svg:x1="11.3cm" svg:y1="9.05cm" svg:x2="11.8cm" svg:y2="9.05cm">
                      <text:p/>
                    </draw:line>
                    <draw:g>
                      <draw:rect draw:style-name="gr32" draw:text-style-name="P5" draw:layer="layout" svg:width="2.5cm" svg:height="0.5cm" svg:x="12.55cm" svg:y="8.8cm">
                        <text:p text:style-name="P2"><text:span text:style-name="T2">ALARM ON</text:span></text:p>
                      </draw:rect>
                      <draw:rect draw:style-name="gr33" draw:text-style-name="P5" draw:layer="layout" svg:width="0.75cm" svg:height="0.5cm" svg:x="11.8cm" svg:y="8.8cm">
                        <text:p text:style-name="P2"><text:span text:style-name="T2">N</text:span></text:p>
                      </draw:rect>
                    </draw:g>
                  </draw:g>
                  <draw:g>
                    <draw:line draw:style-name="gr34" draw:text-style-name="P1" draw:layer="layout" svg:x1="10.75cm" svg:y1="9.6cm" svg:x2="10.75cm" svg:y2="10.6cm">
                      <text:p/>
                    </draw:line>
                    <draw:line draw:style-name="gr35" draw:text-style-name="P1" draw:layer="layout" svg:x1="10.5cm" svg:y1="10.1cm" svg:x2="11cm" svg:y2="10.1cm">
                      <text:p/>
                    </draw:line>
                    <draw:frame draw:style-name="gr36" draw:text-style-name="P4" draw:layer="layout" svg:width="2.013cm" svg:height="0.64cm" svg:x="11cm" svg:y="9.758cm">
                      <draw:text-box>
                        <text:p text:style-name="P3"><text:span text:style-name="T2">P·¬STOP</text:span></text:p>
                      </draw:text-box>
                    </draw:frame>
                  </draw:g>
                  <draw:line draw:style-name="gr37" draw:text-style-name="P6" draw:layer="layout" svg:x1="10.7cm" svg:y1="7.8cm" svg:x2="9.3cm" svg:y2="7.8cm">
                    <text:p/>
                  </draw:line>
                  <draw:line draw:style-name="gr38" draw:text-style-name="P6" draw:layer="layout" svg:x1="9.3cm" svg:y1="10.4cm" svg:x2="10.8cm" svg:y2="10.4cm">
                    <text:p/>
                  </draw:line>
                  <draw:g>
                    <draw:line draw:style-name="gr39" draw:text-style-name="P1" draw:layer="layout" svg:x1="9.266cm" svg:y1="7.8cm" svg:x2="9.3cm" svg:y2="10.5cm">
                      <text:p/>
                    </draw:line>
                    <draw:line draw:style-name="gr40" draw:text-style-name="P1" draw:layer="layout" svg:x1="9.016cm" svg:y1="8.3cm" svg:x2="9.516cm" svg:y2="8.3cm">
                      <text:p/>
                    </draw:line>
                    <draw:frame draw:style-name="gr41" draw:text-style-name="P4" draw:layer="layout" svg:width="2.013cm" svg:height="0.64cm" svg:x="6.987cm" svg:y="8cm">
                      <draw:text-box>
                        <text:p text:style-name="P3"><text:span text:style-name="T2">P</text:span><text:span text:style-name="T3">·¬STOP</text:span></text:p>
                      </draw:text-box>
                    </draw:frame>
                    <draw:rect draw:style-name="gr42" draw:text-style-name="P1" draw:layer="layout" svg:width="1cm" svg:height="1cm" svg:x="1.306cm" svg:y="13.569cm">
                      <text:p text:style-name="P2"><text:span text:style-name="T1">6</text:span></text:p>
                    </draw:rect>
                    <draw:g>
                      <draw:line draw:style-name="gr43" draw:text-style-name="P1" draw:layer="layout" svg:x1="1.85cm" svg:y1="14.6cm" svg:x2="1.85cm" svg:y2="15.6cm">
                        <text:p/>
                      </draw:line>
                      <draw:line draw:style-name="gr44" draw:text-style-name="P1" draw:layer="layout" svg:x1="1.6cm" svg:y1="15.1cm" svg:x2="2.1cm" svg:y2="15.1cm">
                        <text:p/>
                      </draw:line>
                      <draw:frame draw:style-name="gr45" draw:text-style-name="P4" draw:layer="layout" svg:width="2.665cm" svg:height="0.64cm" svg:x="2.1cm" svg:y="14.758cm">
                        <draw:text-box>
                          <text:p text:style-name="P3"><text:span text:style-name="T2">¬C1A·¬STOP</text:span></text:p>
                        </draw:text-box>
                      </draw:frame>
                    </draw:g>
                    <draw:rect draw:style-name="gr46" draw:text-style-name="P1" draw:layer="layout" svg:width="1cm" svg:height="1cm" svg:x="1.306cm" svg:y="15.627cm">
                      <text:p text:style-name="P2"><text:span text:style-name="T1">7</text:span></text:p>
                    </draw:rect>
                    <draw:g>
                      <draw:line draw:style-name="gr47" draw:text-style-name="P1" draw:layer="layout" svg:x1="20.2cm" svg:y1="10.7cm" svg:x2="20.2cm" svg:y2="11.7cm">
                        <text:p/>
                      </draw:line>
                      <draw:g>
                        <draw:line draw:style-name="gr48" draw:text-style-name="P1" draw:layer="layout" svg:x1="10.75cm" svg:y1="10.7cm" svg:x2="10.75cm" svg:y2="11.7cm">
                          <text:p/>
                        </draw:line>
                        <draw:rect draw:style-name="gr49" draw:text-style-name="P1" draw:layer="layout" svg:width="1cm" svg:height="1cm" svg:x="10.358cm" svg:y="11.6cm">
                          <text:p text:style-name="P2"><text:span text:style-name="T1">8</text:span></text:p>
                        </draw:rect>
                        <draw:g>
                          <draw:line draw:style-name="gr50" draw:text-style-name="P1" draw:layer="layout" svg:x1="10.85cm" svg:y1="12.6cm" svg:x2="10.85cm" svg:y2="13.6cm">
                            <text:p/>
                          </draw:line>
                          <draw:line draw:style-name="gr51" draw:text-style-name="P1" draw:layer="layout" svg:x1="10.6cm" svg:y1="13.1cm" svg:x2="11.1cm" svg:y2="13.1cm">
                            <text:p/>
                          </draw:line>
                          <draw:frame draw:style-name="gr52" draw:text-style-name="P4" draw:layer="layout" svg:width="2.462cm" svg:height="0.64cm" svg:x="11.1cm" svg:y="12.758cm">
                            <draw:text-box>
                              <text:p text:style-name="P3"><text:span text:style-name="T2">C1A·¬STOP</text:span></text:p>
                            </draw:text-box>
                          </draw:frame>
                        </draw:g>
                        <draw:rect draw:style-name="gr53" draw:text-style-name="P1" draw:layer="layout" svg:width="1cm" svg:height="1cm" svg:x="10.5cm" svg:y="13.6cm">
                          <text:p text:style-name="P2"><text:span text:style-name="T1">9</text:span></text:p>
                        </draw:rect>
                      </draw:g>
                      <draw:rect draw:style-name="gr54" draw:text-style-name="P1" draw:layer="layout" svg:width="1cm" svg:height="1cm" svg:x="19.7cm" svg:y="11.6cm">
                        <text:p text:style-name="P2"><text:span text:style-name="T1">12</text:span></text:p>
                      </draw:rect>
                      <draw:g>
                        <draw:line draw:style-name="gr55" draw:text-style-name="P1" draw:layer="layout" svg:x1="20.15cm" svg:y1="12.6cm" svg:x2="20.15cm" svg:y2="13.6cm">
                          <text:p/>
                        </draw:line>
                        <draw:line draw:style-name="gr56" draw:text-style-name="P1" draw:layer="layout" svg:x1="19.9cm" svg:y1="13.1cm" svg:x2="20.4cm" svg:y2="13.1cm">
                          <text:p/>
                        </draw:line>
                        <draw:frame draw:style-name="gr57" draw:text-style-name="P4" draw:layer="layout" svg:width="4.083cm" svg:height="0.64cm" svg:x="20.4cm" svg:y="12.758cm">
                          <draw:text-box>
                            <text:p text:style-name="P3"><text:span text:style-name="T2">T1·¬C1A¬C2A·¬STOP</text:span></text:p>
                          </draw:text-box>
                        </draw:frame>
                      </draw:g>
                      <draw:rect draw:style-name="gr58" draw:text-style-name="P1" draw:layer="layout" svg:width="1cm" svg:height="1cm" svg:x="19.7cm" svg:y="13.5cm">
                        <text:p text:style-name="P2"><text:span text:style-name="T1">13</text:span></text:p>
                      </draw:rect>
                    </draw:g>
                  </draw:g>
                  <draw:g>
                    <draw:line draw:style-name="gr59" draw:text-style-name="P1" draw:layer="layout" svg:x1="20.65cm" svg:y1="14.05cm" svg:x2="21.15cm" svg:y2="14.05cm">
                      <text:p/>
                    </draw:line>
                    <draw:g>
                      <draw:rect draw:style-name="gr60" draw:text-style-name="P5" draw:layer="layout" svg:width="2.5cm" svg:height="0.5cm" svg:x="21.9cm" svg:y="13.8cm">
                        <text:p text:style-name="P2"><text:span text:style-name="T2">SET C3A</text:span></text:p>
                      </draw:rect>
                      <draw:rect draw:style-name="gr61" draw:text-style-name="P5" draw:layer="layout" svg:width="0.75cm" svg:height="0.5cm" svg:x="21.15cm" svg:y="13.8cm">
                        <text:p text:style-name="P2"><text:span text:style-name="T2">N</text:span></text:p>
                      </draw:rect>
                    </draw:g>
                    <draw:g>
                      <draw:rect draw:style-name="gr62" draw:text-style-name="P5" draw:layer="layout" svg:width="2.5cm" svg:height="0.5cm" svg:x="3.5cm" svg:y="11.9cm">
                        <text:p text:style-name="P2"><text:span text:style-name="T2">SET C1A</text:span></text:p>
                      </draw:rect>
                      <draw:rect draw:style-name="gr63" draw:text-style-name="P5" draw:layer="layout" svg:width="0.75cm" svg:height="0.5cm" svg:x="2.75cm" svg:y="11.9cm">
                        <text:p text:style-name="P2"><text:span text:style-name="T2">N</text:span></text:p>
                      </draw:rect>
                    </draw:g>
                    <draw:g>
                      <draw:line draw:style-name="gr64" draw:text-style-name="P1" draw:layer="layout" svg:x1="10.955cm" svg:y1="14.6cm" svg:x2="10.955cm" svg:y2="15.6cm">
                        <text:p/>
                      </draw:line>
                      <draw:line draw:style-name="gr65" draw:text-style-name="P1" draw:layer="layout" svg:x1="10.705cm" svg:y1="15.1cm" svg:x2="11.205cm" svg:y2="15.1cm">
                        <text:p/>
                      </draw:line>
                      <draw:frame draw:style-name="gr66" draw:text-style-name="P4" draw:layer="layout" svg:width="2.462cm" svg:height="0.64cm" svg:x="11.205cm" svg:y="14.758cm">
                        <draw:text-box>
                          <text:p text:style-name="P3"><text:span text:style-name="T2">C2A·¬STOP</text:span></text:p>
                        </draw:text-box>
                      </draw:frame>
                    </draw:g>
                    <draw:rect draw:style-name="gr67" draw:text-style-name="P1" draw:layer="layout" svg:width="1cm" svg:height="1cm" svg:x="10.587cm" svg:y="15.501cm">
                      <text:p text:style-name="P2"><text:span text:style-name="T1">10</text:span></text:p>
                    </draw:rect>
                    <draw:line draw:style-name="gr68" draw:text-style-name="P1" draw:layer="layout" svg:x1="2.3cm" svg:y1="12.1cm" svg:x2="2.8cm" svg:y2="12.1cm">
                      <text:p/>
                    </draw:line>
                    <draw:line draw:style-name="gr69" draw:text-style-name="P1" draw:layer="layout" svg:x1="11.6cm" svg:y1="16.05cm" svg:x2="12.1cm" svg:y2="16.05cm">
                      <text:p/>
                    </draw:line>
                    <draw:g>
                      <draw:rect draw:style-name="gr70" draw:text-style-name="P5" draw:layer="layout" svg:width="2.769cm" svg:height="0.5cm" svg:x="12.931cm" svg:y="15.8cm">
                        <text:p text:style-name="P2"><text:span text:style-name="T2">T1=2s, SET C2A</text:span></text:p>
                      </draw:rect>
                      <draw:rect draw:style-name="gr71" draw:text-style-name="P5" draw:layer="layout" svg:width="0.831cm" svg:height="0.5cm" svg:x="12.1cm" svg:y="15.8cm">
                        <text:p text:style-name="P2"><text:span text:style-name="T2">N</text:span></text:p>
                      </draw:rect>
                    </draw:g>
                    <draw:g>
                      <draw:line draw:style-name="gr72" draw:text-style-name="P1" draw:layer="layout" svg:x1="11.05cm" svg:y1="16.5cm" svg:x2="11.05cm" svg:y2="17.5cm">
                        <text:p/>
                      </draw:line>
                      <draw:line draw:style-name="gr73" draw:text-style-name="P1" draw:layer="layout" svg:x1="10.8cm" svg:y1="17cm" svg:x2="11.3cm" svg:y2="17cm">
                        <text:p/>
                      </draw:line>
                      <draw:frame draw:style-name="gr74" draw:text-style-name="P4" draw:layer="layout" svg:width="2.195cm" svg:height="0.64cm" svg:x="11.3cm" svg:y="16.658cm">
                        <draw:text-box>
                          <text:p text:style-name="P3"><text:span text:style-name="T2">T1·¬STOP</text:span></text:p>
                        </draw:text-box>
                      </draw:frame>
                    </draw:g>
                    <draw:rect draw:style-name="gr75" draw:text-style-name="P1" draw:layer="layout" svg:width="1cm" svg:height="1cm" svg:x="10.6cm" svg:y="17.5cm">
                      <text:p text:style-name="P2"><text:span text:style-name="T1">11</text:span></text:p>
                    </draw:rect>
                    <draw:line draw:style-name="gr76" draw:text-style-name="P1" draw:layer="layout" svg:x1="11.7cm" svg:y1="17.95cm" svg:x2="12.2cm" svg:y2="17.95cm">
                      <text:p/>
                    </draw:line>
                    <draw:g>
                      <draw:rect draw:style-name="gr77" draw:text-style-name="P5" draw:layer="layout" svg:width="2.5cm" svg:height="0.5cm" svg:x="12.95cm" svg:y="17.7cm">
                        <text:p text:style-name="P2"><text:span text:style-name="T2">RESET C2A</text:span></text:p>
                      </draw:rect>
                      <draw:rect draw:style-name="gr78" draw:text-style-name="P5" draw:layer="layout" svg:width="0.75cm" svg:height="0.5cm" svg:x="12.2cm" svg:y="17.7cm">
                        <text:p text:style-name="P2"><text:span text:style-name="T2">N</text:span></text:p>
                      </draw:rect>
                    </draw:g>
                    <draw:line draw:style-name="gr79" draw:text-style-name="P1" draw:layer="layout" svg:x1="11.55cm" svg:y1="14.05cm" svg:x2="12.05cm" svg:y2="14.05cm">
                      <text:p/>
                    </draw:line>
                    <draw:g>
                      <draw:rect draw:style-name="gr80" draw:text-style-name="P5" draw:layer="layout" svg:width="2.5cm" svg:height="0.5cm" svg:x="12.8cm" svg:y="13.8cm">
                        <text:p text:style-name="P2"><text:span text:style-name="T2">SET C2A</text:span></text:p>
                      </draw:rect>
                      <draw:rect draw:style-name="gr81" draw:text-style-name="P5" draw:layer="layout" svg:width="0.75cm" svg:height="0.5cm" svg:x="12.05cm" svg:y="13.8cm">
                        <text:p text:style-name="P2"><text:span text:style-name="T2">N</text:span></text:p>
                      </draw:rect>
                    </draw:g>
                    <draw:g>
                      <draw:line draw:style-name="gr82" draw:text-style-name="P1" draw:layer="layout" svg:x1="20.15cm" svg:y1="14.5cm" svg:x2="20.15cm" svg:y2="15.5cm">
                        <text:p/>
                      </draw:line>
                      <draw:line draw:style-name="gr83" draw:text-style-name="P1" draw:layer="layout" svg:x1="19.9cm" svg:y1="15cm" svg:x2="20.4cm" svg:y2="15cm">
                        <text:p/>
                      </draw:line>
                      <draw:frame draw:style-name="gr84" draw:text-style-name="P4" draw:layer="layout" svg:width="2.462cm" svg:height="0.64cm" svg:x="20.4cm" svg:y="14.658cm">
                        <draw:text-box>
                          <text:p text:style-name="P3"><text:span text:style-name="T2">C3A·¬STOP</text:span></text:p>
                        </draw:text-box>
                      </draw:frame>
                    </draw:g>
                  </draw:g>
                  <draw:g>
                    <draw:line draw:style-name="gr85" draw:text-style-name="P1" draw:layer="layout" svg:x1="1.755cm" svg:y1="12.6cm" svg:x2="1.755cm" svg:y2="13.6cm">
                      <text:p/>
                    </draw:line>
                    <draw:line draw:style-name="gr86" draw:text-style-name="P1" draw:layer="layout" svg:x1="1.505cm" svg:y1="13.1cm" svg:x2="2.005cm" svg:y2="13.1cm">
                      <text:p/>
                    </draw:line>
                    <draw:frame draw:style-name="gr87" draw:text-style-name="P4" draw:layer="layout" svg:width="2.995cm" svg:height="0.64cm" svg:x="2.005cm" svg:y="12.758cm">
                      <draw:text-box>
                        <text:p text:style-name="P3"><text:span text:style-name="T2">T1·C2A·¬STOP</text:span></text:p>
                      </draw:text-box>
                    </draw:frame>
                  </draw:g>
                  <draw:rect draw:style-name="gr88" draw:text-style-name="P1" draw:layer="layout" svg:width="1cm" svg:height="1cm" svg:x="19.643cm" svg:y="15.442cm">
                    <text:p text:style-name="P2"><text:span text:style-name="T1">14</text:span></text:p>
                  </draw:rect>
                  <draw:g>
                    <draw:g>
                      <draw:line draw:style-name="gr89" draw:text-style-name="P1" draw:layer="layout" svg:x1="1cm" svg:y1="20.234cm" svg:x2="23.8cm" svg:y2="20.234cm">
                        <text:p/>
                      </draw:line>
                      <draw:line draw:style-name="gr90" draw:text-style-name="P1" draw:layer="layout" svg:x1="1cm" svg:y1="20.116cm" svg:x2="23.8cm" svg:y2="20.116cm">
                        <text:p/>
                      </draw:line>
                      <draw:g>
                        <draw:line draw:style-name="gr91" draw:text-style-name="P1" draw:layer="layout" svg:x1="20.155cm" svg:y1="16.5cm" svg:x2="20.1cm" svg:y2="20.1cm">
                          <text:p/>
                        </draw:line>
                        <draw:g>
                          <draw:line draw:style-name="gr92" draw:text-style-name="P1" draw:layer="layout" svg:x1="11.15cm" svg:y1="18.5cm" svg:x2="11.2cm" svg:y2="20.1cm">
                            <text:p/>
                          </draw:line>
                          <draw:g>
                            <draw:line draw:style-name="gr93" draw:text-style-name="P1" draw:layer="layout" svg:x1="1.855cm" svg:y1="16.6cm" svg:x2="1.9cm" svg:y2="20.1cm">
                              <text:p/>
                            </draw:line>
                            <draw:g>
                              <draw:line draw:style-name="gr94" draw:text-style-name="P1" draw:layer="layout" svg:x1="11.155cm" svg:y1="22.413cm" svg:x2="11.155cm" svg:y2="23.413cm">
                                <text:p/>
                              </draw:line>
                              <draw:g>
                                <draw:line draw:style-name="gr95" draw:text-style-name="P1" draw:layer="layout" svg:x1="1cm" svg:y1="23.463cm" svg:x2="23.667cm" svg:y2="23.463cm">
                                  <text:p/>
                                </draw:line>
                                <draw:g>
                                  <draw:line draw:style-name="gr96" draw:text-style-name="P1" draw:layer="layout" svg:x1="1.955cm" svg:y1="23.413cm" svg:x2="1.955cm" svg:y2="24.413cm">
                                    <text:p/>
                                  </draw:line>
                                  <draw:line draw:style-name="gr97" draw:text-style-name="P1" draw:layer="layout" svg:x1="1.705cm" svg:y1="23.913cm" svg:x2="2.205cm" svg:y2="23.913cm">
                                    <text:p/>
                                  </draw:line>
                                  <draw:frame draw:style-name="gr98" draw:text-style-name="P4" draw:layer="layout" svg:width="6.725cm" svg:height="0.64cm" svg:x="2.205cm" svg:y="23.571cm">
                                    <draw:text-box>
                                      <text:p text:style-name="P3"><text:span text:style-name="T2">A·¬STOP</text:span><text:span text:style-name="T3">·(CONTENEDOR!= Contador)</text:span></text:p>
                                    </draw:text-box>
                                  </draw:frame>
                                </draw:g>
                                <draw:g>
                                  <draw:line draw:style-name="gr99" draw:text-style-name="P1" draw:layer="layout" svg:x1="11.15cm" svg:y1="23.513cm" svg:x2="11.15cm" svg:y2="24.513cm">
                                    <text:p/>
                                  </draw:line>
                                  <draw:line draw:style-name="gr100" draw:text-style-name="P1" draw:layer="layout" svg:x1="10.9cm" svg:y1="24.013cm" svg:x2="11.4cm" svg:y2="24.013cm">
                                    <text:p/>
                                  </draw:line>
                                  <draw:frame draw:style-name="gr101" draw:text-style-name="P4" draw:layer="layout" svg:width="6.928cm" svg:height="0.64cm" svg:x="11.4cm" svg:y="23.671cm">
                                    <draw:text-box>
                                      <text:p text:style-name="P3"><text:span text:style-name="T3">¬A·¬STOP·(CONTENEDOR!= Contador)</text:span></text:p>
                                    </draw:text-box>
                                  </draw:frame>
                                </draw:g>
                              </draw:g>
                            </draw:g>
                            <draw:g>
                              <draw:line draw:style-name="gr102" draw:text-style-name="P1" draw:layer="layout" svg:x1="11.155cm" svg:y1="20.3cm" svg:x2="11.155cm" svg:y2="21.3cm">
                                <text:p/>
                              </draw:line>
                              <draw:line draw:style-name="gr103" draw:text-style-name="P1" draw:layer="layout" svg:x1="10.905cm" svg:y1="20.8cm" svg:x2="11.405cm" svg:y2="20.8cm">
                                <text:p/>
                              </draw:line>
                              <draw:frame draw:style-name="gr104" draw:text-style-name="P4" draw:layer="layout" svg:width="4.672cm" svg:height="0.64cm" svg:x="11.405cm" svg:y="20.458cm">
                                <draw:text-box>
                                  <text:p text:style-name="P3"><text:span text:style-name="T3">¬C1A·¬C2A·¬C3A·¬STOP</text:span></text:p>
                                </draw:text-box>
                              </draw:frame>
                            </draw:g>
                            <draw:rect draw:style-name="gr105" draw:text-style-name="P1" draw:layer="layout" svg:width="1cm" svg:height="1cm" svg:x="10.708cm" svg:y="21.365cm">
                              <text:p text:style-name="P2"><text:span text:style-name="T1">15</text:span></text:p>
                            </draw:rect>
                            <draw:g>
                              <draw:rect draw:style-name="gr106" draw:text-style-name="P1" draw:layer="layout" svg:width="1cm" svg:height="1cm" svg:x="10.7cm" svg:y="24.6cm">
                                <text:p/>
                              </draw:rect>
                              <draw:rect draw:style-name="gr107" draw:text-style-name="P1" draw:layer="layout" svg:width="0.804cm" svg:height="0.831cm" svg:x="10.798cm" svg:y="24.685cm">
                                <text:p text:style-name="P2"><text:span text:style-name="T1">0</text:span></text:p>
                              </draw:rect>
                              <draw:line draw:style-name="gr37" draw:text-style-name="P6" draw:layer="layout" svg:x1="2cm" svg:y1="24.4cm" svg:x2="0.4cm" svg:y2="24.4cm">
                                <text:p/>
                              </draw:line>
                              <draw:line draw:style-name="gr37" draw:text-style-name="P6" draw:layer="layout" svg:x1="0.4cm" svg:y1="24.4cm" svg:x2="0.3cm" svg:y2="7.3cm">
                                <text:p/>
                              </draw:line>
                              <draw:line draw:style-name="gr38" draw:text-style-name="P6" draw:layer="layout" svg:x1="0.3cm" svg:y1="7.3cm" svg:x2="10.2cm" svg:y2="7.3cm">
                                <text:p/>
                              </draw:line>
                              <draw:g>
                                <draw:line draw:style-name="gr108" draw:text-style-name="P1" draw:layer="layout" svg:x1="20.15cm" svg:y1="23.5cm" svg:x2="20.15cm" svg:y2="24.5cm">
                                  <text:p/>
                                </draw:line>
                                <draw:line draw:style-name="gr109" draw:text-style-name="P1" draw:layer="layout" svg:x1="19.9cm" svg:y1="24cm" svg:x2="20.4cm" svg:y2="24cm">
                                  <text:p/>
                                </draw:line>
                                <draw:frame draw:style-name="gr110" draw:text-style-name="P4" draw:layer="layout" svg:width="6.374cm" svg:height="0.64cm" svg:x="20.4cm" svg:y="23.658cm">
                                  <draw:text-box>
                                    <text:p text:style-name="P3"><text:span text:style-name="T3">¬STOP·(CONTENEDOR==Contador)</text:span></text:p>
                                  </draw:text-box>
                                </draw:frame>
                              </draw:g>
                            </draw:g>
                            <draw:rect draw:style-name="gr111" draw:text-style-name="P1" draw:layer="layout" svg:width="1cm" svg:height="1cm" svg:x="19.7cm" svg:y="24.5cm">
                              <text:p text:style-name="P2"><text:span text:style-name="T1">16</text:span></text:p>
                            </draw:rect>
                            <draw:g>
                              <draw:line draw:style-name="gr112" draw:text-style-name="P1" draw:layer="layout" svg:x1="20.7cm" svg:y1="25.05cm" svg:x2="21.527cm" svg:y2="25.05cm">
                                <text:p/>
                              </draw:line>
                              <draw:g>
                                <draw:rect draw:style-name="gr113" draw:text-style-name="P5" draw:layer="layout" svg:width="4.133cm" svg:height="0.5cm" svg:x="22.767cm" svg:y="24.8cm">
                                  <text:p text:style-name="P2"><text:span text:style-name="T2">SET CINTA, T2= 5s</text:span></text:p>
                                </draw:rect>
                                <draw:rect draw:style-name="gr114" draw:text-style-name="P5" draw:layer="layout" svg:width="1.24cm" svg:height="0.5cm" svg:x="21.527cm" svg:y="24.8cm">
                                  <text:p text:style-name="P2"><text:span text:style-name="T2">N</text:span></text:p>
                                </draw:rect>
                              </draw:g>
                            </draw:g>
                            <draw:g>
                              <draw:line draw:style-name="gr115" draw:text-style-name="P1" draw:layer="layout" svg:x1="20.25cm" svg:y1="25.5cm" svg:x2="20.25cm" svg:y2="26.5cm">
                                <text:p/>
                              </draw:line>
                              <draw:line draw:style-name="gr116" draw:text-style-name="P1" draw:layer="layout" svg:x1="20cm" svg:y1="26cm" svg:x2="20.5cm" svg:y2="26cm">
                                <text:p/>
                              </draw:line>
                              <draw:frame draw:style-name="gr117" draw:text-style-name="P4" draw:layer="layout" svg:width="1.395cm" svg:height="0.64cm" svg:x="20.5cm" svg:y="25.658cm">
                                <draw:text-box>
                                  <text:p text:style-name="P3"><text:span text:style-name="T2">T2</text:span></text:p>
                                </draw:text-box>
                              </draw:frame>
                            </draw:g>
                            <draw:rect draw:style-name="gr118" draw:text-style-name="P1" draw:layer="layout" svg:width="1cm" svg:height="1cm" svg:x="19.7cm" svg:y="26.5cm">
                              <text:p text:style-name="P2"><text:span text:style-name="T1">17</text:span></text:p>
                            </draw:rect>
                            <draw:g>
                              <draw:line draw:style-name="gr119" draw:text-style-name="P1" draw:layer="layout" svg:x1="20.7cm" svg:y1="26.95cm" svg:x2="21.527cm" svg:y2="26.95cm">
                                <text:p/>
                              </draw:line>
                              <draw:g>
                                <draw:rect draw:style-name="gr120" draw:text-style-name="P5" draw:layer="layout" svg:width="4.133cm" svg:height="0.5cm" svg:x="22.767cm" svg:y="26.7cm">
                                  <text:p text:style-name="P2"><text:span text:style-name="T2">RESET CINTA, T2= 5s</text:span></text:p>
                                </draw:rect>
                                <draw:rect draw:style-name="gr121" draw:text-style-name="P5" draw:layer="layout" svg:width="1.24cm" svg:height="0.5cm" svg:x="21.527cm" svg:y="26.7cm">
                                  <text:p text:style-name="P2"><text:span text:style-name="T2">N</text:span></text:p>
                                </draw:rect>
                              </draw:g>
                            </draw:g>
                            <draw:g>
                              <draw:line draw:style-name="gr122" draw:text-style-name="P1" draw:layer="layout" svg:x1="20.255cm" svg:y1="27.5cm" svg:x2="20.255cm" svg:y2="28.5cm">
                                <text:p/>
                              </draw:line>
                              <draw:line draw:style-name="gr123" draw:text-style-name="P1" draw:layer="layout" svg:x1="20.005cm" svg:y1="28cm" svg:x2="20.505cm" svg:y2="28cm">
                                <text:p/>
                              </draw:line>
                              <draw:frame draw:style-name="gr124" draw:text-style-name="P4" draw:layer="layout" svg:width="5.193cm" svg:height="0.64cm" svg:x="20.505cm" svg:y="27.658cm">
                                <draw:text-box>
                                  <text:p text:style-name="P3"><text:span text:style-name="T2">T2· DETECTOR PRESENCIA</text:span></text:p>
                                </draw:text-box>
                              </draw:frame>
                            </draw:g>
                            <draw:rect draw:style-name="gr125" draw:text-style-name="P1" draw:layer="layout" svg:width="1cm" svg:height="1cm" svg:x="19.8cm" svg:y="28.5cm">
                              <text:p text:style-name="P2"><text:span text:style-name="T1">18</text:span></text:p>
                            </draw:rect>
                            <draw:g>
                              <draw:line draw:style-name="gr126" draw:text-style-name="P1" draw:layer="layout" svg:x1="11.75cm" svg:y1="21.75cm" svg:x2="12.25cm" svg:y2="21.75cm">
                                <text:p/>
                              </draw:line>
                              <draw:g>
                                <draw:rect draw:style-name="gr127" draw:text-style-name="P5" draw:layer="layout" svg:width="2.5cm" svg:height="0.5cm" svg:x="13cm" svg:y="21.5cm">
                                  <text:p text:style-name="P2"><text:span text:style-name="T2">Contador ++</text:span></text:p>
                                </draw:rect>
                                <draw:rect draw:style-name="gr128" draw:text-style-name="P5" draw:layer="layout" svg:width="0.75cm" svg:height="0.5cm" svg:x="12.25cm" svg:y="21.5cm">
                                  <text:p text:style-name="P2"><text:span text:style-name="T2">N</text:span></text:p>
                                </draw:rect>
                              </draw:g>
                            </draw:g>
                            <draw:line draw:style-name="gr37" draw:text-style-name="P6" draw:layer="layout" svg:x1="20.3cm" svg:y1="27.6cm" svg:x2="26.9cm" svg:y2="27.6cm">
                              <text:p/>
                            </draw:line>
                            <draw:g>
                              <draw:line draw:style-name="gr129" draw:text-style-name="P1" draw:layer="layout" svg:x1="26.855cm" svg:y1="27.6cm" svg:x2="26.855cm" svg:y2="28.6cm">
                                <text:p/>
                              </draw:line>
                              <draw:line draw:style-name="gr130" draw:text-style-name="P1" draw:layer="layout" svg:x1="26.605cm" svg:y1="28.1cm" svg:x2="27.105cm" svg:y2="28.1cm">
                                <text:p/>
                              </draw:line>
                              <draw:frame draw:style-name="gr131" draw:text-style-name="P4" draw:layer="layout" svg:width="5.396cm" svg:height="0.64cm" svg:x="27.105cm" svg:y="27.758cm">
                                <draw:text-box>
                                  <text:p text:style-name="P3"><text:span text:style-name="T3">T2· ¬DETECTOR PRESENCIA</text:span></text:p>
                                </draw:text-box>
                              </draw:frame>
                            </draw:g>
                            <draw:rect draw:style-name="gr132" draw:text-style-name="P1" draw:layer="layout" svg:width="1cm" svg:height="1cm" svg:x="26.4cm" svg:y="28.5cm">
                              <text:p text:style-name="P2"><text:span text:style-name="T1">19</text:span></text:p>
                            </draw:rect>
                            <draw:g>
                              <draw:line draw:style-name="gr133" draw:text-style-name="P1" draw:layer="layout" svg:x1="20.8cm" svg:y1="28.95cm" svg:x2="21.44cm" svg:y2="28.95cm">
                                <text:p/>
                              </draw:line>
                              <draw:g>
                                <draw:rect draw:style-name="gr134" draw:text-style-name="P5" draw:layer="layout" svg:width="3.2cm" svg:height="0.5cm" svg:x="22.4cm" svg:y="28.7cm">
                                  <text:p text:style-name="P2"><text:span text:style-name="T2">Alarma Piezas ON</text:span></text:p>
                                </draw:rect>
                                <draw:rect draw:style-name="gr135" draw:text-style-name="P5" draw:layer="layout" svg:width="0.96cm" svg:height="0.5cm" svg:x="21.44cm" svg:y="28.7cm">
                                  <text:p text:style-name="P2"><text:span text:style-name="T2">N</text:span></text:p>
                                </draw:rect>
                              </draw:g>
                            </draw:g>
                            <draw:line draw:style-name="gr37" draw:text-style-name="P6" draw:layer="layout" svg:x1="20.3cm" svg:y1="29.5cm" svg:x2="20.3cm" svg:y2="30.1cm">
                              <text:p/>
                            </draw:line>
                            <draw:line draw:style-name="gr37" draw:text-style-name="P6" draw:layer="layout" svg:x1="20.3cm" svg:y1="30.2cm" svg:x2="25.9cm" svg:y2="30.1cm">
                              <text:p/>
                            </draw:line>
                            <draw:line draw:style-name="gr37" draw:text-style-name="P6" draw:layer="layout" svg:x1="25.9cm" svg:y1="30.1cm" svg:x2="25.9cm" svg:y2="27.9cm">
                              <text:p/>
                            </draw:line>
                            <draw:line draw:style-name="gr38" draw:text-style-name="P6" draw:layer="layout" svg:x1="25.9cm" svg:y1="27.9cm" svg:x2="26.9cm" svg:y2="27.9cm">
                              <text:p/>
                            </draw:line>
                            <draw:g>
                              <draw:line draw:style-name="gr136" draw:text-style-name="P1" draw:layer="layout" svg:x1="26.85cm" svg:y1="29.5cm" svg:x2="26.85cm" svg:y2="30.5cm">
                                <text:p/>
                              </draw:line>
                              <draw:line draw:style-name="gr137" draw:text-style-name="P1" draw:layer="layout" svg:x1="26.6cm" svg:y1="30cm" svg:x2="27.1cm" svg:y2="30cm">
                                <text:p/>
                              </draw:line>
                              <draw:frame draw:style-name="gr138" draw:text-style-name="P4" draw:layer="layout" svg:width="1.395cm" svg:height="0.64cm" svg:x="27.1cm" svg:y="29.658cm">
                                <draw:text-box>
                                  <text:p text:style-name="P3"><text:span text:style-name="T2">M</text:span></text:p>
                                </draw:text-box>
                              </draw:frame>
                            </draw:g>
                            <draw:line draw:style-name="gr37" draw:text-style-name="P6" draw:layer="layout" svg:x1="26.8cm" svg:y1="30.5cm" svg:x2="33.1cm" svg:y2="30.4cm">
                              <text:p/>
                            </draw:line>
                            <draw:line draw:style-name="gr37" draw:text-style-name="P6" draw:layer="layout" svg:x1="32.8cm" svg:y1="30.4cm" svg:x2="32.8cm" svg:y2="7.4cm">
                              <text:p/>
                            </draw:line>
                            <draw:line draw:style-name="gr38" draw:text-style-name="P6" draw:layer="layout" svg:x1="32.9cm" svg:y1="7.7cm" svg:x2="11.2cm" svg:y2="7.4cm">
                              <text:p/>
                            </draw:line>
                            <draw:g>
                              <draw:line draw:style-name="gr139" draw:text-style-name="P1" draw:layer="layout" svg:x1="27.607cm" svg:y1="29.078cm" svg:x2="28.107cm" svg:y2="29.078cm">
                                <text:p/>
                              </draw:line>
                              <draw:g>
                                <draw:rect draw:style-name="gr140" draw:text-style-name="P5" draw:layer="layout" svg:width="2.5cm" svg:height="0.5cm" svg:x="28.857cm" svg:y="28.828cm">
                                  <text:p text:style-name="P2"><text:span text:style-name="T2">Contador==0</text:span></text:p>
                                </draw:rect>
                                <draw:rect draw:style-name="gr141" draw:text-style-name="P5" draw:layer="layout" svg:width="0.75cm" svg:height="0.5cm" svg:x="28.107cm" svg:y="28.828cm">
                                  <text:p text:style-name="P2"><text:span text:style-name="T2">N</text:span></text:p>
                                </draw:rect>
                              </draw:g>
                            </draw:g>
                          </draw:g>
                        </draw:g>
                      </draw:g>
                    </draw:g>
                  </draw:g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cm" fo:page-height="3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07T17:28:51.33</meta:creation-date>
    <meta:generator>OpenOffice/4.1.7$Win32 OpenOffice.org_project/417m1$Build-9800</meta:generator>
    <dc:date>2019-12-07T18:24:53.12</dc:date>
    <meta:editing-duration>PT55M48S</meta:editing-duration>
    <meta:editing-cycles>33</meta:editing-cycles>
    <meta:document-statistic meta:object-count="214"/>
  </office:meta>
</office:document-meta>
</file>